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6.35cm" fo:min-width="17.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9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3.65cm" fo:min-width="16.2cm"/>
    </style:style>
    <style:style style:name="gr5" style:family="graphic" style:parent-style-name="standard">
      <style:graphic-properties draw:stroke="none" svg:stroke-color="#000000" draw:fill="none" draw:fill-color="#ffffff" fo:min-height="1.09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4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123cm" fo:min-width="14.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95cm" fo:min-width="14.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4.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8.2cm" svg:height="26.6cm" svg:x="1.5cm" svg:y="1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cm" svg:y1="3cm" svg:x2="19.7cm" svg:y2="3cm">
          <text:p/>
        </draw:line>
        <draw:frame draw:style-name="gr3" draw:text-style-name="P4" draw:layer="layout" svg:width="17.1cm" svg:height="1.445cm" svg:x="1.8cm" svg:y="1.5cm">
          <draw:text-box>
            <text:p text:style-name="P3"><text:span text:style-name="T1">&lt;&lt;page&gt;&gt;</text:span></text:p>
            <text:p text:style-name="P3"><text:span text:style-name="T1">Engenharia de Software</text:span></text:p>
          </draw:text-box>
        </draw:frame>
        <draw:custom-shape draw:style-name="gr4" draw:text-style-name="P1" draw:layer="layout" svg:width="16.7cm" svg:height="23.9cm" svg:x="2.2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cm" svg:y1="4.838cm" svg:x2="18.9cm" svg:y2="4.838cm">
          <text:p/>
        </draw:line>
        <draw:frame draw:style-name="gr5" draw:text-style-name="P4" draw:layer="layout" svg:width="15.691cm" svg:height="1.345cm" svg:x="2.475cm" svg:y="3.49cm">
          <draw:text-box>
            <text:p text:style-name="P3"><text:span text:style-name="T1">&lt;&lt;presetation unit&gt;&gt;</text:span></text:p>
            <text:p text:style-name="P3"><text:span text:style-name="T1">O curso</text:span></text:p>
          </draw:text-box>
        </draw:frame>
        <draw:custom-shape draw:style-name="gr6" draw:text-style-name="P5" draw:layer="layout" svg:width="15.2cm" svg:height="1.4cm" svg:x="2.7cm" svg:y="6.3cm">
          <text:p text:style-name="P3"><text:span text:style-name="T1">&lt;&lt;text&gt;&gt;</text:span></text:p>
          <text:p text:style-name="P3"><text:span text:style-name="T1">Informação sobre o cur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5.2cm" svg:height="1.373cm" svg:x="2.7cm" svg:y="7.927cm">
          <text:p text:style-name="P3"><text:span text:style-name="T1">&lt;&lt;text&gt;&gt;</text:span></text:p>
          <text:p text:style-name="P3"><text:span text:style-name="T1">Informação sobre o cur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5.2cm" svg:height="1.545cm" svg:x="2.7cm" svg:y="9.555cm">
          <text:p text:style-name="P3"><text:span text:style-name="T1">&lt;&lt;text&gt;&gt;</text:span></text:p>
          <text:p text:style-name="P3"><text:span text:style-name="T1">Informação sobre o cur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5.2cm" svg:height="1cm" svg:x="2.7cm" svg:y="5cm">
          <text:p text:style-name="P3"><text:span text:style-name="T2">Busc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1cm" svg:height="1.2cm" svg:x="13.5cm" svg:y="25.8cm">
          <text:p text:style-name="P3"><text:span text:style-name="T1">&lt;&lt;button&gt;&gt;</text:span></text:p>
          <text:p text:style-name="P3"><text:span text:style-name="T1">Acessar PP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7:31:11.578000000</meta:creation-date>
    <dc:date>2017-09-25T17:49:16.557000000</dc:date>
    <meta:editing-duration>PT6M19S</meta:editing-duration>
    <meta:editing-cycles>5</meta:editing-cycles>
    <meta:generator>LibreOffice/5.3.3.2$Windows_X86_64 LibreOffice_project/3d9a8b4b4e538a85e0782bd6c2d430bafe583448</meta:generator>
    <meta:document-statistic meta:object-count="11"/>
  </office:meta>
</office:document-meta>
</file>